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CCCCCC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Link" style:data-style-name="N0">
      <style:table-cell-properties style:vertical-align="automatic" fo:background-color="#D7F0FF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0.027708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rtikel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Bestellnumm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Preis/Stk</text:p>
          </table:table-cell>
          <table:table-cell office:value-type="string" table:style-name="ce1">
            <text:p>Gesamt</text:p>
          </table:table-cell>
          <table:table-cell office:value-type="string" table:style-name="ce1">
            <text:p>Bemerku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iPo Safe</text:p>
          </table:table-cell>
          <table:table-cell office:value-type="string" table:style-name="ce2">
            <text:p>stefansliposhop.de</text:p>
          </table:table-cell>
          <table:table-cell office:value-type="string" table:style-name="ce2">
            <text:p>https://www.stefansliposhop.de/Sicherheits-Waermekoffer/BAT-SAFE-Sicherheitskoffer::1841.html</text:p>
          </table:table-cell>
          <table:table-cell office:value-type="float" office:value="1" table:style-name="ce2">
            <text:p>1</text:p>
          </table:table-cell>
          <table:table-cell office:value-type="float" office:value="59.9" table:style-name="ce2">
            <text:p>59.9</text:p>
          </table:table-cell>
          <table:table-cell office:value-type="float" office:value="59.9" table:formula="of:=[.D2]*[.E2]" table:style-name="ce2">
            <text:p>59.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abornetzteil, min 50v 5A</text:p>
          </table:table-cell>
          <table:table-cell office:value-type="string" table:style-name="ce2">
            <text:p>Pollin</text:p>
          </table:table-cell>
          <table:table-cell office:value-type="float" office:value="351565" table:style-name="ce2">
            <text:p>351565</text:p>
          </table:table-cell>
          <table:table-cell office:value-type="float" office:value="1" table:style-name="ce2">
            <text:p>1</text:p>
          </table:table-cell>
          <table:table-cell office:value-type="float" office:value="69.95" table:style-name="ce2">
            <text:p>69.95</text:p>
          </table:table-cell>
          <table:table-cell office:value-type="float" office:value="69.95" table:formula="of:=[.D3]*[.E3]" table:style-name="ce2">
            <text:p>69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TLink V2</text:p>
          </table:table-cell>
          <table:table-cell office:value-type="string" table:style-name="ce2">
            <text:p>Conrad</text:p>
          </table:table-cell>
          <table:table-cell office:value-type="float" office:value="802243974" table:style-name="ce2">
            <text:p>802243974</text:p>
          </table:table-cell>
          <table:table-cell office:value-type="float" office:value="1" table:style-name="ce2">
            <text:p>1</text:p>
          </table:table-cell>
          <table:table-cell office:value-type="float" office:value="41.75" table:style-name="ce2">
            <text:p>41.75</text:p>
          </table:table-cell>
          <table:table-cell office:value-type="float" office:value="41.75" table:formula="of:=[.D4]*[.E4]" table:style-name="ce2">
            <text:p>41.75</text:p>
          </table:table-cell>
          <table:table-cell office:value-type="string" table:style-name="ce1">
            <text:p>Ich würde die 2€-Chinaversion kaufen: https://bit.ly/2BxQYUv, https://bit.ly/2tqzTaR, https://bit.ly/2WV4kDs</text:p>
          </table:table-cell>
          <table:table-cell office:value-type="string" table:style-name="ce1">
            <text:p>Privat bestellt am 08.04.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uftpumpe für Luftreifen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581863 - 62</text:p>
          </table:table-cell>
          <table:table-cell office:value-type="float" office:value="1" table:style-name="ce3">
            <text:p>1</text:p>
          </table:table-cell>
          <table:table-cell office:value-type="float" office:value="15.49" table:style-name="ce3">
            <text:p>15.49</text:p>
          </table:table-cell>
          <table:table-cell office:value-type="float" office:value="15.49" table:formula="of:=[.D5]*[.E5]" table:style-name="ce3">
            <text:p>15.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eely Akku Buchse XT60 vergoldet 1 St.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73200 - 62</text:p>
          </table:table-cell>
          <table:table-cell office:value-type="float" office:value="5" table:style-name="ce2">
            <text:p>5</text:p>
          </table:table-cell>
          <table:table-cell office:value-type="float" office:value="0.99" table:style-name="ce2">
            <text:p>0.99</text:p>
          </table:table-cell>
          <table:table-cell office:value-type="float" office:value="4.95" table:formula="of:=[.D6]*[.E6]" table:style-name="ce2">
            <text:p>4.95</text:p>
          </table:table-cell>
          <table:table-cell office:value-type="string" table:style-name="ce1">
            <text:p>Bestellt am 05.04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Reely Akku Stecker XT60 vergoldet 1 St.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73199 - 62</text:p>
          </table:table-cell>
          <table:table-cell office:value-type="float" office:value="5" table:style-name="ce2">
            <text:p>5</text:p>
          </table:table-cell>
          <table:table-cell office:value-type="float" office:value="0.99" table:style-name="ce2">
            <text:p>0.99</text:p>
          </table:table-cell>
          <table:table-cell office:value-type="float" office:value="4.95" table:formula="of:=[.D7]*[.E7]" table:style-name="ce2">
            <text:p>4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lphaWire 3079 RD001 Litze 1 x 2.08 mm² Rot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68753 - 62</text:p>
          </table:table-cell>
          <table:table-cell office:value-type="float" office:value="5" table:style-name="ce2">
            <text:p>5</text:p>
          </table:table-cell>
          <table:table-cell office:value-type="float" office:value="0.79" table:style-name="ce2">
            <text:p>0.79</text:p>
          </table:table-cell>
          <table:table-cell office:value-type="float" office:value="3.95" table:formula="of:=[.D8]*[.E8]" table:style-name="ce2">
            <text:p>3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lphaWire 3079 BK001 Litze 1 x 2.08 mm²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68750 - 62</text:p>
          </table:table-cell>
          <table:table-cell office:value-type="float" office:value="5" table:style-name="ce2">
            <text:p>5</text:p>
          </table:table-cell>
          <table:table-cell office:value-type="float" office:value="0.79" table:style-name="ce2">
            <text:p>0.79</text:p>
          </table:table-cell>
          <table:table-cell office:value-type="float" office:value="3.95" table:formula="of:=[.D9]*[.E9]" table:style-name="ce2">
            <text:p>3.95</text:p>
          </table:table-cell>
          <table:table-cell table:number-columns-repeated="3" table:style-name="ce1"/>
          <table:table-cell office:value-type="string" table:style-name="ce1">
            <text:p>Legende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Bananenstecker Stecker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730114 - 62</text:p>
          </table:table-cell>
          <table:table-cell office:value-type="float" office:value="2" table:style-name="ce2">
            <text:p>2</text:p>
          </table:table-cell>
          <table:table-cell office:value-type="float" office:value="1.94" table:style-name="ce2">
            <text:p>1.94</text:p>
          </table:table-cell>
          <table:table-cell office:value-type="float" office:value="3.88" table:formula="of:=[.D10]*[.E10]" table:style-name="ce2">
            <text:p>3.88</text:p>
          </table:table-cell>
          <table:table-cell table:number-columns-repeated="3" table:style-name="ce1"/>
          <table:table-cell table:style-name="ce4"/>
          <table:table-cell office:value-type="string" table:style-name="ce1">
            <text:p>Wird unmittelbar benötig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ananenstecker Stecker Rot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730106 - 62</text:p>
          </table:table-cell>
          <table:table-cell office:value-type="float" office:value="2" table:style-name="ce2">
            <text:p>2</text:p>
          </table:table-cell>
          <table:table-cell office:value-type="float" office:value="1.94" table:style-name="ce2">
            <text:p>1.94</text:p>
          </table:table-cell>
          <table:table-cell office:value-type="float" office:value="3.88" table:formula="of:=[.D11]*[.E11]" table:style-name="ce2">
            <text:p>3.88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chon bestell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lukabel 37029 Gummischlauchleitung H07RN-F 3 G 2.50 mm² Schwarz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1539371 – 62</text:p>
          </table:table-cell>
          <table:table-cell office:value-type="float" office:value="3" table:style-name="ce5">
            <text:p>3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7.6499999999999995" table:formula="of:=[.D12]*[.E12]" table:style-name="ce5">
            <text:p>7.65</text:p>
          </table:table-cell>
          <table:table-cell table:number-columns-repeated="3" table:style-name="ce1"/>
          <table:table-cell table:style-name="ce5"/>
          <table:table-cell office:value-type="string" table:style-name="ce1">
            <text:p>Eventuell Unnötig, nicht bestellen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hülse 1.50 mm² 2.50 mm² Stift-Ø: 5 mm Vol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9034 -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.29</text:p>
          </table:table-cell>
          <table:table-cell office:value-type="float" office:value="6.29" table:formula="of:=[.D13]*[.E13]" table:style-name="ce5">
            <text:p>6.29</text:p>
          </table:table-cell>
          <table:table-cell table:number-columns-repeated="3" table:style-name="ce1"/>
          <table:table-cell table:style-name="ce3"/>
          <table:table-cell office:value-type="string" table:style-name="ce1">
            <text:p>Nice to have, wird spätestens benötigt, wenn nach mir jemand das Projekt übernimm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er 1.50 mm² 2.50 mm² Stift-Ø: 5 mm Tei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8490 –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.29</text:p>
          </table:table-cell>
          <table:table-cell office:value-type="float" office:value="6.29" table:formula="of:=[.D14]*[.E14]" table:style-name="ce5">
            <text:p>6.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egeringzange Passend für Außenringe 19-60 mm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822203 - 62</text:p>
          </table:table-cell>
          <table:table-cell office:value-type="float" office:value="1" table:style-name="ce3">
            <text:p>1</text:p>
          </table:table-cell>
          <table:table-cell office:value-type="float" office:value="15.01" table:style-name="ce3">
            <text:p>15.01</text:p>
          </table:table-cell>
          <table:table-cell office:value-type="float" office:value="15.01" table:formula="of:=[.D15]*[.E15]" table:style-name="ce3">
            <text:p>15.01</text:p>
          </table:table-cell>
          <table:table-cell office:value-type="string" table:style-name="ce1">
            <text:p>Für Seegeringe der Hoverboardachse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WeMos D1 mini V2 WIFI Board based on ESP-8266EX Arduino NodeMcu</text:p>
          </table:table-cell>
          <table:table-cell office:value-type="string" table:style-name="ce2">
            <text:p>Conrad</text:p>
          </table:table-cell>
          <table:table-cell office:value-type="float" office:value="802247557" table:style-name="ce2">
            <text:p>802247557</text:p>
          </table:table-cell>
          <table:table-cell office:value-type="float" office:value="1" table:style-name="ce2">
            <text:p>1</text:p>
          </table:table-cell>
          <table:table-cell office:value-type="float" office:value="9.52" table:style-name="ce2">
            <text:p>9.52</text:p>
          </table:table-cell>
          <table:table-cell office:value-type="float" office:value="9.52" table:formula="of:=[.D18]*[.E18]" table:style-name="ce2">
            <text:p>9.52</text:p>
          </table:table-cell>
          <table:table-cell office:value-type="string" table:style-name="ce1">
            <text:p>Für Motoransteuerung von Anhänger über WL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ini-Kabel, USB A Stecker an Mini-B Stecker</text:p>
          </table:table-cell>
          <table:table-cell office:value-type="string" table:style-name="ce2">
            <text:p>Conrad</text:p>
          </table:table-cell>
          <table:table-cell office:value-type="float" office:value="800403528" table:style-name="ce2">
            <text:p>800403528</text:p>
          </table:table-cell>
          <table:table-cell office:value-type="float" office:value="3" table:style-name="ce2">
            <text:p>3</text:p>
          </table:table-cell>
          <table:table-cell office:value-type="float" office:value="1.25" table:style-name="ce2">
            <text:p>1.25</text:p>
          </table:table-cell>
          <table:table-cell office:value-type="float" office:value="3.75" table:formula="of:=[.D19]*[.E19]" table:style-name="ce2">
            <text:p>3.75</text:p>
          </table:table-cell>
          <table:table-cell office:value-type="string" table:style-name="ce1">
            <text:p>Bisher nur auf Bestelliste gesetz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C-DC 7-40V to 1,2-35V 300W 8A Step-down</text:p>
          </table:table-cell>
          <table:table-cell office:value-type="string" table:style-name="ce2">
            <text:p>Conrad</text:p>
          </table:table-cell>
          <table:table-cell office:value-type="float" office:value="802244052" table:style-name="ce2">
            <text:p>802244052</text:p>
          </table:table-cell>
          <table:table-cell office:value-type="float" office:value="1" table:style-name="ce2">
            <text:p>1</text:p>
          </table:table-cell>
          <table:table-cell office:value-type="float" office:value="8.75" table:style-name="ce2">
            <text:p>8.75</text:p>
          </table:table-cell>
          <table:table-cell office:value-type="float" office:value="8.75" table:formula="of:=[.D20]*[.E20]" table:style-name="ce2">
            <text:p>8.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Link UA0139 4 Port USB 2.0-Hub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986337 - 62</text:p>
          </table:table-cell>
          <table:table-cell office:value-type="float" office:value="1" table:style-name="ce2">
            <text:p>1</text:p>
          </table:table-cell>
          <table:table-cell office:value-type="float" office:value="4.1900000000000004" table:style-name="ce2">
            <text:p>4.19</text:p>
          </table:table-cell>
          <table:table-cell office:value-type="float" office:value="4.1900000000000004" table:formula="of:=[.D21]*[.E21]" table:style-name="ce2">
            <text:p>4.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c Level Converter 8ch</text:p>
          </table:table-cell>
          <table:table-cell office:value-type="string" table:style-name="ce2">
            <text:p>Conrad</text:p>
          </table:table-cell>
          <table:table-cell office:value-type="float" office:value="802236624" table:style-name="ce2">
            <text:p>802236624</text:p>
          </table:table-cell>
          <table:table-cell office:value-type="float" office:value="1" table:style-name="ce2">
            <text:p>1</text:p>
          </table:table-cell>
          <table:table-cell office:value-type="float" office:value="3.92" table:style-name="ce2">
            <text:p>3.92</text:p>
          </table:table-cell>
          <table:table-cell office:value-type="float" office:value="3.92" table:formula="of:=[.D22]*[.E22]" table:style-name="ce2">
            <text:p>3.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3 Model B+</text:p>
          </table:table-cell>
          <table:table-cell office:value-type="string" table:style-name="ce2">
            <text:p>Conrad</text:p>
          </table:table-cell>
          <table:table-cell office:value-type="float" office:value="801081557" table:style-name="ce2">
            <text:p>801081557</text:p>
          </table:table-cell>
          <table:table-cell office:value-type="float" office:value="1" table:style-name="ce2">
            <text:p>1</text:p>
          </table:table-cell>
          <table:table-cell office:value-type="float" office:value="43.95" table:style-name="ce2">
            <text:p>43.95</text:p>
          </table:table-cell>
          <table:table-cell office:value-type="float" office:value="43.95" table:formula="of:=[.D23]*[.E23]" table:style-name="ce2">
            <text:p>43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ean Well DC/DC-Wandler PSD-45C-24 1.875A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292639 - 62</text:p>
          </table:table-cell>
          <table:table-cell office:value-type="float" office:value="1" table:style-name="ce2">
            <text:p>1</text:p>
          </table:table-cell>
          <table:table-cell office:value-type="float" office:value="21.4" table:style-name="ce2">
            <text:p>21.4</text:p>
          </table:table-cell>
          <table:table-cell office:value-type="float" office:value="21.4" table:formula="of:=[.D24]*[.E24]" table:style-name="ce2">
            <text:p>21.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amsung EVO Plus microSDHC-Karte 32 GB Class 10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547259 - 62</text:p>
          </table:table-cell>
          <table:table-cell office:value-type="float" office:value="1" table:style-name="ce2">
            <text:p>1</text:p>
          </table:table-cell>
          <table:table-cell office:value-type="float" office:value="10.99" table:style-name="ce2">
            <text:p>10.99</text:p>
          </table:table-cell>
          <table:table-cell office:value-type="float" office:value="10.99" table:formula="of:=[.D25]*[.E25]" table:style-name="ce2">
            <text:p>10.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® USB-Kabel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674932 – 62</text:p>
          </table:table-cell>
          <table:table-cell office:value-type="float" office:value="1" table:style-name="ce2">
            <text:p>1</text:p>
          </table:table-cell>
          <table:table-cell office:value-type="float" office:value="2.89" table:style-name="ce2">
            <text:p>2.89</text:p>
          </table:table-cell>
          <table:table-cell office:value-type="float" office:value="2.89" table:formula="of:=[.D26]*[.E26]" table:style-name="ce2">
            <text:p>2.89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PLidar A1M8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en/rplidar-a1m8-360-degree-laser-scanner-development-kit.html">https://www.robotshop.com/en/rplidar-a1m8-360-degree-laser-scanner-development-kit.html</text:a>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3" table:formula="of:=[.D28]*[.E28]" table:style-name="ce2">
            <text:p>103</text:p>
          </table:table-cell>
          <table:table-cell office:value-type="string" table:style-name="ce1">
            <text:p>Bestellt am 16.02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UART NEO-7M-C GPS-Modul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uart-neo-7m-c-gps-modul.html">https://www.robotshop.com/de/de/uart-neo-7m-c-gps-modul.html</text:a></text:p>
          </table:table-cell>
          <table:table-cell office:value-type="float" office:value="1" table:style-name="ce2">
            <text:p>1</text:p>
          </table:table-cell>
          <table:table-cell office:value-type="float" office:value="21.91" table:style-name="ce2">
            <text:p>21.91</text:p>
          </table:table-cell>
          <table:table-cell office:value-type="float" office:value="21.91" table:formula="of:=[.D29]*[.E29]" table:style-name="ce2">
            <text:p>21.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MU Breakout Board - MPU-9250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imu-breakout-board-mpu-9250.html">https://www.robotshop.com/de/de/imu-breakout-board-mpu-9250.html</text:a></text:p>
          </table:table-cell>
          <table:table-cell office:value-type="float" office:value="1" table:style-name="ce2">
            <text:p>1</text:p>
          </table:table-cell>
          <table:table-cell office:value-type="float" office:value="15.6" table:style-name="ce2">
            <text:p>15.6</text:p>
          </table:table-cell>
          <table:table-cell office:value-type="float" office:value="15.6" table:formula="of:=[.D30]*[.E30]" table:style-name="ce2">
            <text:p>15.6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ano V3 mit FTDI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nano-v3-mit-ftdi-arduino-kompatibel?ls=de">https://www.az-delivery.de/products/nano-v3-mit-ftdi-arduino-kompatibel?ls=de</text:a></text:p>
          </table:table-cell>
          <table:table-cell office:value-type="float" office:value="3" table:style-name="ce2">
            <text:p>3</text:p>
          </table:table-cell>
          <table:table-cell office:value-type="float" office:value="4.9933300000000003" table:style-name="ce2">
            <text:p>4.99333</text:p>
          </table:table-cell>
          <table:table-cell office:value-type="float" office:value="14.979990000000001" table:formula="of:=[.D32]*[.E32]" table:style-name="ce2">
            <text:p>14.97999</text:p>
          </table:table-cell>
          <table:table-cell office:value-type="string" table:style-name="ce1">
            <text:p>1x IMU, 1x Motortreiber, 1x Sonar</text:p>
          </table:table-cell>
          <table:table-cell table:style-name="ce1"/>
          <table:table-cell office:value-type="string" table:style-name="ce1">
            <text:p>Ich habe jetzt 5 bestell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C-SR04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3er-set-hc-sr04-ultraschallmodule?ls=de">https://www.az-delivery.de/products/3er-set-hc-sr04-ultraschallmodule?ls=de</text:a></text:p>
          </table:table-cell>
          <table:table-cell office:value-type="float" office:value="10" table:style-name="ce2">
            <text:p>10</text:p>
          </table:table-cell>
          <table:table-cell office:value-type="float" office:value="1.8" table:style-name="ce2">
            <text:p>1.8</text:p>
          </table:table-cell>
          <table:table-cell office:value-type="float" office:value="18" table:formula="of:=[.D33]*[.E33]" table:style-name="ce2">
            <text:p>18</text:p>
          </table:table-cell>
          <table:table-cell office:value-type="string" table:style-name="ce1">
            <text:p>2x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M2596S DC-DC Step Down Modul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lm2596s-dc-dc-step-down-modul-1?ls=de">https://www.az-delivery.de/products/lm2596s-dc-dc-step-down-modul-1?ls=de</text:a></text:p>
          </table:table-cell>
          <table:table-cell office:value-type="float" office:value="5" table:style-name="ce2">
            <text:p>5</text:p>
          </table:table-cell>
          <table:table-cell office:value-type="float" office:value="1.4" table:style-name="ce2">
            <text:p>1.4</text:p>
          </table:table-cell>
          <table:table-cell office:value-type="float" office:value="7" table:formula="of:=[.D34]*[.E34]" table:style-name="ce2">
            <text:p>7</text:p>
          </table:table-cell>
          <table:table-cell table:style-name="ce1"/>
          <table:table-cell office:value-type="string" table:style-name="ce1">
            <text:p>Bestellt am 16.02.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3">
            <text:p>USB-Serial Adapter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Hauptschalter?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2">
            <text:p>Stahlrohr 30mm 2mm Wandstärke 500mm Länge</text:p>
          </table:table-cell>
          <table:table-cell office:value-type="string" table:style-name="ce2">
            <text:p>Stahl-Shop24</text:p>
          </table:table-cell>
          <table:table-cell office:value-type="string" table:style-name="ce2">
            <text:p>https://www.stahl-shop24.de/stahl-rundrohr-300x20-50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[.D39]*[.E39]" table:style-name="ce2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Joystick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joystick-modul?ls=de">https://www.az-delivery.de/products/joystick-modul?ls=de</text:a></text:p>
          </table:table-cell>
          <table:table-cell office:value-type="float" office:value="1" table:style-name="ce2">
            <text:p>1</text:p>
          </table:table-cell>
          <table:table-cell office:value-type="float" office:value="2.99" table:style-name="ce2">
            <text:p>2.99</text:p>
          </table:table-cell>
          <table:table-cell office:value-type="float" office:value="2.99" table:formula="of:=[.D40]*[.E40]" table:style-name="ce2">
            <text:p>2.99</text:p>
          </table:table-cell>
          <table:table-cell office:value-type="string" table:style-name="ce1">
            <text:p>Bestellt am 08.04.</text:p>
          </table:table-cell>
          <table:table-cell office:value-type="string" table:style-name="ce1">
            <text:p>3x plus versand für 10€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Verbindungwelle Zugfahrzeug &lt;-&gt; Anhänger</text:p>
          </table:table-cell>
          <table:table-cell office:value-type="string" table:style-name="ce3">
            <text:p>Dold-Mechatronik</text:p>
          </table:table-cell>
          <table:table-cell office:value-type="string" table:style-name="ce3">
            <text:p>https://www.dold-mechatronik.de/Praezisionswelle-20mm-h6-geschliffen-und-gehaertet-Standardlaengen-150mm</text:p>
          </table:table-cell>
          <table:table-cell office:value-type="float" office:value="1" table:style-name="ce3">
            <text:p>1</text:p>
          </table:table-cell>
          <table:table-cell office:value-type="float" office:value="3.3" table:style-name="ce3">
            <text:p>3.3</text:p>
          </table:table-cell>
          <table:table-cell office:value-type="float" office:value="3.3" table:formula="of:=[.D41]*[.E41]" table:style-name="ce3">
            <text:p>3.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tehlager Verbindung Zugfahrzeug &lt;-&gt; Anhänger</text:p>
          </table:table-cell>
          <table:table-cell office:value-type="string" table:style-name="ce3">
            <text:p>Kugellager--Express</text:p>
          </table:table-cell>
          <table:table-cell office:value-type="string" table:style-name="ce3">
            <text:p>https://www.kugellager-express.de/stehlager-lagerbock-stehlagereinheit-ucp204-welle-20-mm</text:p>
          </table:table-cell>
          <table:table-cell office:value-type="float" office:value="4" table:style-name="ce3">
            <text:p>4</text:p>
          </table:table-cell>
          <table:table-cell office:value-type="float" office:value="4.9400000000000004" table:style-name="ce3">
            <text:p>4.94</text:p>
          </table:table-cell>
          <table:table-cell office:value-type="float" office:value="19.760000000000002" table:formula="of:=[.D42]*[.E42]" table:style-name="ce3">
            <text:p>19.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Model 3B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https://www.conrad.de/de/raspberry-pi-3-model-b-1-gb-ohne-betriebssystem-1419716.html</text:p>
          </table:table-cell>
          <table:table-cell office:value-type="float" office:value="1" table:style-name="ce2">
            <text:p>1</text:p>
          </table:table-cell>
          <table:table-cell office:value-type="float" office:value="34.49" table:style-name="ce2">
            <text:p>34.49</text:p>
          </table:table-cell>
          <table:table-cell office:value-type="float" office:value="34.49" table:formula="of:=[.D43]*[.E43]" table:style-name="ce2">
            <text:p>34.49</text:p>
          </table:table-cell>
          <table:table-cell table:number-columns-repeated="16378" table:style-name="ce1"/>
        </table:table-row>
        <table:table-row table:style-name="ro1">
          <table:table-cell table:number-columns-repeated="6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Stahlplatte Verzinkt 4mm Stärke 128x?</text:p>
          </table:table-cell>
          <table:table-cell office:value-type="string" table:style-name="ce3">
            <text:p>prokilo.de</text:p>
          </table:table-cell>
          <table:table-cell office:value-type="string" table:style-name="ce3">
            <text:p>https://www.prokilo.de/stahl-metall/bleche-platten-im-zuschnitt/glatte-bleche-auf-mass/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2" table:formula="of:=[.D45]*[.E45]" table:style-name="ce3">
            <text:p>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chskantschrauben M10x80mm verzinkt</text:p>
          </table:table-cell>
          <table:table-cell office:value-type="string" table:style-name="ce3">
            <text:p>befestigungsfuchs</text:p>
          </table:table-cell>
          <table:table-cell office:value-type="string" table:style-name="ce7">
            <text:p><text:a xlink:href="https://www.befestigungsfuchs.de/befestigungstechnik/schrauben/sechskantschrauben/verzinkt/25-sechskantschrauben-din-933---m10-x-80mm---verzinkt---festigkeit-88">https://www.befestigungsfuchs.de/befestigungstechnik/schrauben/sechskantschrauben/verzinkt/25-sechskantschrauben-din-933---m10-x-80mm---verzinkt---festigkeit-88</text:a></text:p>
          </table:table-cell>
          <table:table-cell office:value-type="float" office:value="25" table:style-name="ce3">
            <text:p>25</text:p>
          </table:table-cell>
          <table:table-cell office:value-type="float" office:value="0.23559999999999998" table:formula="of:=5.89/25" table:style-name="ce3">
            <text:p>0.2356</text:p>
          </table:table-cell>
          <table:table-cell office:value-type="float" office:value="5.89" table:formula="of:=[.D46]*[.E46]" table:style-name="ce3">
            <text:p>5.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chskantmutter M12 Stahl Verzinkt 20st</text:p>
          </table:table-cell>
          <table:table-cell office:value-type="string" table:style-name="ce3">
            <text:p>befestigungsfuchs</text:p>
          </table:table-cell>
          <table:table-cell table:number-columns-repeated="3" table:style-name="ce3"/>
          <table:table-cell office:value-type="float" office:value="0" table:formula="of:=[.D47]*[.E47]" table:style-name="ce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Gewindestange M12 1000mm Verzinkt</text:p>
          </table:table-cell>
          <table:table-cell office:value-type="string" table:style-name="ce3">
            <text:p>befestigungsfuchs</text:p>
          </table:table-cell>
          <table:table-cell table:number-columns-repeated="3" table:style-name="ce3"/>
          <table:table-cell office:value-type="float" office:value="0" table:formula="of:=[.D48]*[.E48]" table:style-name="ce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chskantmuttern M10 Selbstsichernd</text:p>
          </table:table-cell>
          <table:table-cell office:value-type="string" table:style-name="ce3">
            <text:p>Bauhaus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?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2">
            <text:p>Aluprofil Nut 10 45x45x40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092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45x45x25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092&amp;pi=A3727DD2-C3C5-7718-C64F7001F36D7049_ICS_82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45x45x100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092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90x45x22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185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90x45x50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185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Geradeverbinder 180N1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79674&amp;pi=A3727DD2-C3C5-7718-C64F7001F36D7049_ICS_82</text:p>
          </table:table-cell>
          <table:table-cell office:value-type="float" office:value="6" table:style-name="ce2">
            <text:p>6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T-Verbinder (Standard)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<text:a xlink:href="https://www.boschrexroth.com/ics/cat/?cat=Assembly-Technology-Catalog&amp;m=XC&amp;u=si&amp;o=Desktop&amp;p=p881616&amp;pi=A3727DD2-C3C5-7718-C64F7001F36D7049_ICS_82">https://www.boschrexroth.com/ics/cat/?cat=Assembly-Technology-Catalog&amp;m=XC&amp;u=si&amp;o=Desktop&amp;p=p881616&amp;pi=A3727DD2-C3C5-7718-C64F7001F36D7049_ICS_82</text:a></text:p>
          </table:table-cell>
          <table:table-cell office:value-type="float" office:value="5" table:style-name="ce2">
            <text:p>5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90° Winkel (Set Standard)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81132&amp;pi=A3727DD2-C3C5-7718-C64F7001F36D7049_ICS_82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Nutensteine Nut 10 1pk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80877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nnart Luttkus</dc:creator>
    <meta:creation-date>2019-01-21T02:09:21Z</meta:creation-date>
    <dc:date>2019-04-08T07:04:18Z</dc:date>
    <meta:editing-cycles>18</meta:editing-cycles>
    <meta:editing-duration>PT0S</meta:editing-duration>
  </office:meta>
</office:document-meta>
</file>